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D64759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1508in" svg:y="0.1575in" svg:width="2.9945in" svg:height="2.2457in" draw:z-index="41"><draw:image xlink:href="Pictures/1000000100000280000001E0141E01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29</meta:editing-cycles>
    <meta:generator>LibreOffice/24.8.6.2$Windows_X86_64 LibreOffice_project/6d98ba145e9a8a39fc57bcc76981d1fb1316c60c</meta:generator>
    <meta:editing-duration>PT3H58M1S</meta:editing-duration>
    <dc:date>2025-04-12T09:06:43.124000000</dc:date>
    <meta:document-statistic meta:table-count="0" meta:image-count="42" meta:object-count="0" meta:page-count="17" meta:paragraph-count="578" meta:word-count="1298" meta:character-count="20211" meta:non-whitespace-character-count="16199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